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NUTRIMENTOS DE ANIMALES NUEVO-HORIZONTE E.I.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ELMER FABIAN CALLUPE AGUILA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0:38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